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e1a" officeooo:paragraph-rsid="000dbe1a"/>
    </style:style>
    <style:style style:name="P2" style:family="paragraph" style:parent-style-name="Standard">
      <style:text-properties fo:color="#0000ff" officeooo:rsid="000dbe1a" officeooo:paragraph-rsid="000dbe1a"/>
    </style:style>
    <style:style style:name="P3" style:family="paragraph" style:parent-style-name="Standard">
      <style:text-properties fo:color="#ff3333" fo:font-size="15pt" fo:font-weight="bold" officeooo:rsid="000dbe1a" officeooo:paragraph-rsid="000dbe1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30pt" officeooo:rsid="000dbe1a" officeooo:paragraph-rsid="000dbe1a" style:font-size-asian="30pt" style:font-size-complex="30pt"/>
    </style:style>
    <style:style style:name="P5" style:family="paragraph" style:parent-style-name="Standard">
      <style:text-properties fo:font-size="20pt" officeooo:rsid="000dbe1a" officeooo:paragraph-rsid="000dbe1a" style:font-size-asian="20pt" style:font-size-complex="20pt"/>
    </style:style>
    <style:style style:name="T1" style:family="text">
      <style:text-properties officeooo:rsid="000de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ipely</text:p>
      <text:p text:style-name="P1"/>
      <text:p text:style-name="P5">Ruoli e Abilità</text:p>
      <text:p text:style-name="P1"/>
      <text:p text:style-name="P1">Sono presenti 3 ruoli:</text:p>
      <text:p text:style-name="P1"/>
      <text:p text:style-name="P3">Non registrato</text:p>
      <text:p text:style-name="P2"/>
      <text:p text:style-name="P1">un utente non <text:span text:style-name="T1">registrato</text:span> può solamente vedere profili, ricette ed eventi degli Standard Users senza avere possibilità di interazione.</text:p>
      <text:p text:style-name="P1"/>
      <text:p text:style-name="P1"/>
      <text:p text:style-name="P3">Standard User</text:p>
      <text:p text:style-name="P1"/>
      <text:p text:style-name="P1">è l’utente standard che ha la possibilità di sfruttare le varie funzionalit<text:span text:style-name="T1">à</text:span> messe a disposizione:</text:p>
      <text:p text:style-name="P1">- Creare nuove ricette</text:p>
      <text:p text:style-name="P1">- Dare il proprio parere su di una ricetta tramite commenti, “like”, “done it” e rating</text:p>
      <text:p text:style-name="P1">- Creare nuovi eventi</text:p>
      <text:p text:style-name="P1">- Seguire altri utenti</text:p>
      <text:p text:style-name="P1"/>
      <text:p text:style-name="P1"/>
      <text:p text:style-name="P3">Admin</text:p>
      <text:p text:style-name="P1"/>
      <text:p text:style-name="P1">è un utente speciale in grado di poter rimuovere ricette, eventi e commenti degli altri utenti, inoltre</text:p>
      <text:p text:style-name="P1">può eliminare gli utenti stes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3:53:52.531530827</meta:creation-date>
    <dc:date>2017-07-21T14:04:31.997283846</dc:date>
    <meta:editing-duration>PT10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97" meta:character-count="595" meta:non-whitespace-character-count="512"/>
  </office:meta>
</office:document-meta>
</file>